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Pictures/1000000000000462000000587CE155E8D689C890.png" manifest:media-type="image/png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_5f_Paragraphe_20_livret_20_">
      <style:text-properties style:font-name="Bitstream Vera Sans1" fo:font-size="10pt" style:font-size-asian="10pt" style:font-size-complex="10pt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287c4f6" officeooo:paragraph-rsid="0287c4f6" fo:background-color="transparent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_5f_Paragraphe_20_livret_20_">
      <style:text-properties officeooo:paragraph-rsid="0287c4f6"/>
    </style:style>
    <style:style style:name="P27" style:family="paragraph" style:parent-style-name="Standard" style:list-style-name="List_20_1" style:master-page-name="">
      <loext:graphic-properties draw:fill="none"/>
      <style:paragraph-properties style:page-number="auto" fo:background-color="transparent"/>
      <style:text-properties officeooo:paragraph-rsid="01f5f8a7"/>
    </style:style>
    <style:style style:name="P28" style:family="paragraph" style:parent-style-name="Standard" style:list-style-name="List_20_1">
      <loext:graphic-properties draw:fill="none"/>
      <style:paragraph-properties fo:background-color="transparent"/>
      <style:text-properties officeooo:paragraph-rsid="01f5f8a7"/>
    </style:style>
    <style:style style:name="P29" style:family="paragraph" style:parent-style-name="Standard" style:list-style-name="List_20_1" style:master-page-name="">
      <loext:graphic-properties draw:fill="none"/>
      <style:paragraph-properties fo:margin-left="0.499cm" fo:margin-right="0cm" fo:text-indent="-0.4cm" style:auto-text-indent="false" style:page-number="auto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30" style:family="paragraph" style:parent-style-name="Standard" style:list-style-name="List_20_1">
      <loext:graphic-properties draw:fill="none"/>
      <style:paragraph-properties fo:margin-left="0.499cm" fo:margin-right="0cm" fo:text-indent="-0.4cm" style:auto-text-indent="false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31" style:family="paragraph" style:parent-style-name="_5f_Footer_20_page_20_paire_20__28_G_29_">
      <style:text-properties officeooo:paragraph-rsid="02cdb06c"/>
    </style:style>
    <style:style style:name="P32" style:family="paragraph" style:parent-style-name="_5f_Footer_20_page_20_paire_20__28_G_29_"/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5" style:family="paragraph" style:parent-style-name="_5f_Paragraphe_20_livret_20_" style:list-style-name="List_20_1">
      <style:text-properties officeooo:paragraph-rsid="028922d8"/>
    </style:style>
    <style:style style:name="P36" style:family="paragraph" style:parent-style-name="_5f_Paragraphe_20_livret_20_" style:list-style-name="List_20_1">
      <style:paragraph-properties fo:text-align="start" style:justify-single-word="false"/>
    </style:style>
    <style:style style:name="P37" style:family="paragraph" style:parent-style-name="_5f_Paragraphe_20_livret_20_réponse_20_élève" style:list-style-name="_5f_Numérotation_20_des_20_exercices_20_livrets"/>
    <style:style style:name="P38" style:family="paragraph" style:parent-style-name="_5f_Paragraphe_20_livret_20_réponse_20_élève" style:list-style-name="List_20_1" style:master-page-name="">
      <loext:graphic-properties draw:fill="none"/>
      <style:paragraph-properties fo:margin-left="0.7cm" fo:margin-right="0cm" fo:margin-top="0cm" fo:margin-bottom="0cm" style:contextual-spacing="false" style:line-height-at-least="0.7cm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0.504cm"/>
          <style:tab-stop style:position="9.4cm" style:type="right" style:leader-style="dotted" style:leader-text="."/>
        </style:tab-stops>
      </style:paragraph-properties>
    </style:style>
    <style:style style:name="P39" style:family="paragraph" style:parent-style-name="_5f_Paragraphe_20_livret_20_réponse_20_élève" style:list-style-name="liste_5f_abc"/>
    <style:style style:name="P40" style:family="paragraph" style:parent-style-name="_5f_Paragraphe_20_livret_20_réponse_20_élève" style:list-style-name="liste_5f_abc">
      <style:text-properties officeooo:paragraph-rsid="0272f7b8"/>
    </style:style>
    <style:style style:name="P41" style:family="paragraph" style:parent-style-name="_5f_Paragraphe_20_énoncé_20_après_20_numéro" style:list-style-name="_5f_Numérotation_20_des_20_exercices_20_livrets"/>
    <style:style style:name="P42" style:family="paragraph" style:parent-style-name="_5f_Paragraphe_20_énoncé_20_après_20_numéro">
      <style:text-properties officeooo:paragraph-rsid="028beb93"/>
    </style:style>
    <style:style style:name="P43" style:family="paragraph" style:parent-style-name="_5f_Paragraphe_20_énoncé_20_après_20_numéro_20_question">
      <style:text-properties officeooo:paragraph-rsid="0287c4f6"/>
    </style:style>
    <style:style style:name="P44" style:family="paragraph" style:parent-style-name="_5f_Titre_20_d_27_exercices_20_livret" style:list-style-name="_5f_Numérotation_20_des_20_exercices_20_livrets"/>
    <style:style style:name="P45" style:family="paragraph" style:parent-style-name="_5f_Titre_20_d_27_exercices_20_livret_20_sans_20_titre_20_avec_20_num_20_exo" style:master-page-name="SERIE_5f_G_5f_GAUCHE_5f_ET_5f_DROITE_5f_2COL">
      <style:paragraph-properties style:page-number="auto"/>
      <style:text-properties style:font-name="Bitstream Vera Sans1" fo:font-size="10pt" officeooo:rsid="01de3ea5" style:font-size-asian="10pt" style:font-size-complex="10pt"/>
    </style:style>
    <style:style style:name="P46" style:family="paragraph" style:parent-style-name="_5f_Titre_20_d_27_exercices_20_livret_20_sans_20_titre_20_avec_20_num_20_exo">
      <style:paragraph-properties fo:margin-top="0.4cm" fo:margin-bottom="0.101cm" style:contextual-spacing="false"/>
    </style:style>
    <style:style style:name="P47" style:family="paragraph">
      <loext:graphic-properties draw:fill="solid" draw:fill-color="#d7e12c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-color="#2a6099"/>
      <style:paragraph-properties fo:text-align="center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6ec29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officeooo:rsid="0284d6fc"/>
    </style:style>
    <style:style style:name="T11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2" style:family="text">
      <style:text-properties style:use-window-font-color="true" loext:opacity="0%" style:font-name="Bitstream Vera Sans1" fo:font-size="10pt" officeooo:rsid="01f45d87" style:font-size-asian="10pt" style:font-size-complex="10pt"/>
    </style:style>
    <style:style style:name="T13" style:family="text">
      <style:text-properties style:use-window-font-color="true" loext:opacity="0%" style:font-name="Bitstream Vera Sans1" fo:font-size="10pt" officeooo:rsid="01f5f8a7" style:font-size-asian="10pt" style:font-size-complex="10pt"/>
    </style:style>
    <style:style style:name="T14" style:family="text">
      <style:text-properties style:use-window-font-color="true" loext:opacity="0%" style:font-name="Bitstream Vera Sans1" fo:font-size="10pt" officeooo:rsid="01e26161" style:font-size-asian="10pt" style:font-size-complex="10pt"/>
    </style:style>
    <style:style style:name="T15" style:family="text">
      <style:text-properties style:use-window-font-color="true" loext:opacity="0%" style:font-name="Bitstream Vera Sans1" fo:font-size="10pt" officeooo:rsid="01e175d5" style:font-size-asian="10pt" style:font-size-complex="10pt"/>
    </style:style>
    <style:style style:name="T16" style:family="text">
      <style:text-properties style:use-window-font-color="true" loext:opacity="0%" style:font-name="Bitstream Vera Sans1" fo:font-size="10pt" officeooo:rsid="01de3ea5" style:font-size-asian="10pt" style:font-size-complex="10pt"/>
    </style:style>
    <style:style style:name="T17" style:family="text">
      <style:text-properties style:use-window-font-color="true" loext:opacity="0%" style:font-name="Bitstream Vera Sans1" fo:font-size="10pt" officeooo:rsid="0287c4f6" style:font-size-asian="10pt" style:font-size-complex="10pt"/>
    </style:style>
    <style:style style:name="T18" style:family="text">
      <style:text-properties style:use-window-font-color="true" loext:opacity="0%" style:font-name="Bitstream Vera Sans1" fo:font-size="10pt" officeooo:rsid="028922d8" style:font-size-asian="10pt" style:font-size-complex="10pt"/>
    </style:style>
    <style:style style:name="T19" style:family="text">
      <style:text-properties style:use-window-font-color="true" loext:opacity="0%" style:font-name="Bitstream Vera Sans1" fo:font-size="10pt" officeooo:rsid="028d0618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fo:font-style="normal" officeooo:rsid="01f5f8a7" fo:background-color="transparent" loext:char-shading-value="0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fo:font-style="normal" officeooo:rsid="028922d8" fo:background-color="transparent" loext:char-shading-value="0" style:font-size-asian="10pt" style:font-size-complex="10pt"/>
    </style:style>
    <style:style style:name="T22" style:family="text">
      <style:text-properties style:use-window-font-color="true" loext:opacity="0%" style:font-name="Bitstream Vera Sans1" fo:font-size="10pt" fo:font-style="normal" fo:font-weight="normal" officeooo:rsid="0287c4f6" style:font-size-asian="10pt" style:font-size-complex="10pt"/>
    </style:style>
    <style:style style:name="T23" style:family="text">
      <style:text-properties style:use-window-font-color="true" loext:opacity="0%" style:font-name="Bitstream Vera Sans1" fo:font-size="10pt" fo:font-style="normal" fo:font-weight="normal" officeooo:rsid="01f5f8a7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fo:font-style="normal" fo:font-weight="normal" officeooo:rsid="01e26161" style:font-size-asian="10pt" style:font-size-complex="10pt"/>
    </style:style>
    <style:style style:name="T25" style:family="text">
      <style:text-properties style:use-window-font-color="true" loext:opacity="0%" style:text-position="0% 100%" style:font-name="Bitstream Vera Sans1" fo:font-size="10pt" style:font-name-asian="OpenSymbol1" style:font-size-asian="10pt" style:font-style-asian="normal" style:font-name-complex="OpenSymbol1" style:font-size-complex="10pt" style:font-style-complex="normal"/>
    </style:style>
    <style:style style:name="T26" style:family="text">
      <style:text-properties style:use-window-font-color="true" loext:opacity="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27" style:family="text">
      <style:text-properties style:use-window-font-color="true" loext:opacity="0%" style:text-position="0% 100%" style:font-name="Bitstream Vera Sans1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28" style:family="text">
      <style:text-properties style:use-window-font-color="true" loext:opacity="0%" style:text-position="0% 100%" style:font-name="Bitstream Vera Sans1" fo:font-size="10pt" officeooo:rsid="01f5f8a7" style:font-name-asian="OpenSymbol1" style:font-size-asian="10pt" style:font-style-asian="normal" style:font-name-complex="OpenSymbol1" style:font-size-complex="10pt" style:font-style-complex="normal"/>
    </style:style>
    <style:style style:name="T29" style:family="text">
      <style:text-properties style:use-window-font-color="true" loext:opacity="0%" style:text-position="0% 100%" style:font-name="Bitstream Vera Sans1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30" style:family="text">
      <style:text-properties style:use-window-font-color="true" loext:opacity="0%" style:text-position="0% 100%" style:font-name="Bitstream Vera Sans1" fo:font-size="10pt" officeooo:rsid="0284d6fc" style:font-name-asian="OpenSymbol1" style:font-size-asian="10pt" style:font-style-asian="normal" style:font-name-complex="OpenSymbol1" style:font-size-complex="10pt" style:font-style-complex="normal"/>
    </style:style>
    <style:style style:name="T31" style:family="text">
      <style:text-properties style:use-window-font-color="true" loext:opacity="0%" style:text-position="0% 100%" style:font-name="Bitstream Vera Sans1" fo:font-size="10pt" officeooo:rsid="0285baf0" style:font-name-asian="OpenSymbol1" style:font-size-asian="10pt" style:font-style-asian="normal" style:font-name-complex="OpenSymbol1" style:font-size-complex="10pt" style:font-style-complex="normal"/>
    </style:style>
    <style:style style:name="T32" style:family="text">
      <style:text-properties style:use-window-font-color="true" loext:opacity="0%" style:text-position="0% 100%" style:font-name="Bitstream Vera Sans1" fo:font-size="10pt" officeooo:rsid="0287af62" style:font-name-asian="OpenSymbol1" style:font-size-asian="10pt" style:font-style-asian="normal" style:font-name-complex="OpenSymbol1" style:font-size-complex="10pt" style:font-style-complex="normal"/>
    </style:style>
    <style:style style:name="T33" style:family="text">
      <style:text-properties style:use-window-font-color="true" loext:opacity="0%" style:text-position="0% 100%" style:font-name="Bitstream Vera Sans1" fo:font-size="10pt" officeooo:rsid="0287c4f6" style:font-name-asian="OpenSymbol1" style:font-size-asian="10pt" style:font-style-asian="normal" style:font-name-complex="OpenSymbol1" style:font-size-complex="10pt" style:font-style-complex="normal"/>
    </style:style>
    <style:style style:name="T34" style:family="text">
      <style:text-properties style:use-window-font-color="true" loext:opacity="0%" style:text-position="0% 100%" style:font-name="Bitstream Vera Sans1" fo:font-size="10pt" officeooo:rsid="028922d8" style:font-name-asian="OpenSymbol1" style:font-size-asian="10pt" style:font-style-asian="normal" style:font-name-complex="OpenSymbol1" style:font-size-complex="10pt" style:font-style-complex="normal"/>
    </style:style>
    <style:style style:name="T35" style:family="text">
      <style:text-properties style:use-window-font-color="true" loext:opacity="0%" style:text-position="0% 100%" style:font-name="Bitstream Vera Sans1" fo:font-size="10pt" officeooo:rsid="028beb93" style:font-name-asian="OpenSymbol1" style:font-size-asian="10pt" style:font-style-asian="normal" style:font-name-complex="OpenSymbol1" style:font-size-complex="10pt" style:font-style-complex="normal"/>
    </style:style>
    <style:style style:name="T36" style:family="text">
      <style:text-properties style:use-window-font-color="true" loext:opacity="0%" style:text-position="0% 100%" style:font-name="Bitstream Vera Sans1" fo:font-size="10pt" officeooo:rsid="028d0618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style:use-window-font-color="true" loext:opacity="0%" style:text-position="0% 100%" style:font-name="Bitstream Vera Sans1" fo:font-size="10pt" officeooo:rsid="028fbd09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style:use-window-font-color="true" loext:opacity="0%" style:text-position="0% 100%" style:font-name="Bitstream Vera Sans1" fo:font-size="10pt" fo:font-style="normal" officeooo:rsid="01e175d5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39" style:family="text">
      <style:text-properties style:use-window-font-color="true" loext:opacity="0%" style:text-position="0% 100%" style:font-name="Bitstream Vera Sans1" fo:font-size="10pt" fo:font-style="normal" officeooo:rsid="0287c4f6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40" style:family="text">
      <style:text-properties style:use-window-font-color="true" loext:opacity="0%"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use-window-font-color="true" loext:opacity="0%" style:text-position="0% 100%" style:font-name="Bitstream Vera Sans1" fo:font-size="10pt" style:font-name-asian="OpenSymbol2" style:font-size-asian="10pt" style:font-style-asian="normal" style:font-name-complex="OpenSymbol2" style:font-size-complex="10pt" style:font-style-complex="normal"/>
    </style:style>
    <style:style style:name="T42" style:family="text">
      <style:text-properties style:use-window-font-color="true" loext:opacity="0%" style:text-position="0% 100%" style:font-name="Bitstream Vera Sans1" fo:font-size="10pt" officeooo:rsid="000c3b66" style:font-name-asian="OpenSymbol2" style:font-size-asian="10pt" style:font-style-asian="normal" style:font-name-complex="OpenSymbol2" style:font-size-complex="10pt" style:font-style-complex="normal"/>
    </style:style>
    <style:style style:name="T43" style:family="text">
      <style:text-properties style:use-window-font-color="true" loext:opacity="0%" style:text-position="0% 100%" style:font-name="Bitstream Vera Sans1" fo:font-size="10pt" style:font-name-asian="SimSun1" style:font-size-asian="10pt" style:font-style-asian="normal" style:font-name-complex="Mangal" style:font-size-complex="10pt" style:font-style-complex="normal"/>
    </style:style>
    <style:style style:name="T44" style:family="text">
      <style:text-properties style:use-window-font-color="true" loext:opacity="0%" style:text-position="0% 100%" style:font-name="Bitstream Vera Sans1" fo:font-size="10pt" officeooo:rsid="000c3b66" style:font-name-asian="SimSun1" style:font-size-asian="10pt" style:font-style-asian="normal" style:font-name-complex="Mangal" style:font-size-complex="10pt" style:font-style-complex="normal"/>
    </style:style>
    <style:style style:name="T45" style:family="text">
      <style:text-properties style:use-window-font-color="true" loext:opacity="0%" style:text-position="0% 100%" style:font-name="Bitstream Vera Sans1" fo:font-size="10pt" officeooo:rsid="0287c4f6" style:font-name-asian="SimSun1" style:font-size-asian="10pt" style:font-style-asian="normal" style:font-name-complex="Mangal" style:font-size-complex="10pt" style:font-style-complex="normal"/>
    </style:style>
    <style:style style:name="T4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47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48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49" style:family="text">
      <style:text-properties officeooo:rsid="002925a2"/>
    </style:style>
    <style:style style:name="T50" style:family="text">
      <style:text-properties officeooo:rsid="002b33ed"/>
    </style:style>
    <style:style style:name="T51" style:family="text">
      <style:text-properties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52" style:family="text">
      <style:text-properties style:text-position="0% 100%" style:font-name="Bitstream Vera Sans1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53" style:family="text">
      <style:text-properties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b2b2b2" loext:opacity="10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55" style:family="text">
      <style:text-properties fo:color="#b3b3b3" loext:opacity="100%" style:text-position="0% 100%" style:font-name="Bitstream Vera Sans1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56" style:family="text">
      <style:text-properties fo:color="#b3b3b3" loext:opacity="10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57" style:family="text">
      <style:text-properties style:font-name="Bitstream Vera Sans1" fo:font-size="10pt" style:font-size-asian="10pt" style:font-size-complex="10pt"/>
    </style:style>
    <style:style style:name="T58" style:family="text">
      <style:text-properties style:font-name="Bitstream Vera Sans1" fo:font-size="10pt" officeooo:rsid="01df9229" style:font-size-asian="10pt" style:font-size-complex="10pt"/>
    </style:style>
    <style:style style:name="T59" style:family="text">
      <style:text-properties style:font-name="Bitstream Vera Sans1" fo:font-size="10pt" officeooo:rsid="01e175d5" style:font-size-asian="10pt" style:font-size-complex="10pt"/>
    </style:style>
    <style:style style:name="T60" style:family="text">
      <style:text-properties style:font-name="Bitstream Vera Sans1" fo:font-size="10pt" officeooo:rsid="01e26161" style:font-size-asian="10pt" style:font-size-complex="10pt"/>
    </style:style>
    <style:style style:name="T61" style:family="text">
      <style:text-properties style:font-name="Bitstream Vera Sans1" fo:font-size="10pt" officeooo:rsid="0284d6fc" style:font-size-asian="10pt" style:font-size-complex="10pt"/>
    </style:style>
    <style:style style:name="T62" style:family="text">
      <style:text-properties style:font-name="Bitstream Vera Sans1" fo:font-size="10pt" officeooo:rsid="0287af62" style:font-size-asian="10pt" style:font-size-complex="10pt"/>
    </style:style>
    <style:style style:name="T63" style:family="text">
      <style:text-properties style:font-name="Bitstream Vera Sans1" fo:font-size="10pt" officeooo:rsid="0287c4f6" style:font-size-asian="10pt" style:font-size-complex="10pt"/>
    </style:style>
    <style:style style:name="T64" style:family="text">
      <style:text-properties style:font-name="Bitstream Vera Sans1" fo:font-size="10pt" officeooo:rsid="028922d8" style:font-size-asian="10pt" style:font-size-complex="10pt"/>
    </style:style>
    <style:style style:name="T65" style:family="text">
      <style:text-properties style:font-name="Bitstream Vera Sans1" fo:font-size="10pt" officeooo:rsid="028aea5c" style:font-size-asian="10pt" style:font-size-complex="10pt"/>
    </style:style>
    <style:style style:name="T66" style:family="text">
      <style:text-properties style:font-name="Bitstream Vera Sans1" fo:font-size="10pt" officeooo:rsid="028fbd09" style:font-size-asian="10pt" style:font-size-complex="10pt"/>
    </style:style>
    <style:style style:name="T67" style:family="text">
      <style:text-properties fo:font-size="2pt"/>
    </style:style>
    <style:style style:name="T68" style:family="text">
      <style:text-properties fo:color="#000000" loext:opacity="100%" style:font-name="Bitstream Vera Sans1" fo:font-size="10pt" fo:font-style="normal" fo:font-weight="normal" officeooo:rsid="028922d8" style:font-size-asian="10pt" style:font-size-complex="10pt"/>
    </style:style>
    <style:style style:name="T69" style:family="text">
      <style:text-properties fo:color="#000000" loext:opacity="100%" style:font-name="Bitstream Vera Sans7" fo:font-size="10pt"/>
    </style:style>
    <style:style style:name="T70" style:family="text">
      <style:text-properties fo:color="#000000" loext:opacity="100%" style:font-name="Bitstream Vera Sans7" fo:font-size="10pt" officeooo:rsid="0287c4f6"/>
    </style:style>
    <style:style style:name="T71" style:family="text">
      <style:text-properties officeooo:rsid="0287c4f6"/>
    </style:style>
    <style:style style:name="T72" style:family="text">
      <style:text-properties style:font-name="Bitstream Vera Sans7" fo:font-size="10pt"/>
    </style:style>
    <style:style style:name="T73" style:family="text">
      <style:text-properties style:font-name="Bitstream Vera Sans7" fo:font-size="10pt" officeooo:rsid="028beb93"/>
    </style:style>
    <style:style style:name="T74" style:family="text">
      <style:text-properties officeooo:rsid="028beb93"/>
    </style:style>
    <style:style style:name="T75" style:family="text">
      <style:text-properties officeooo:rsid="028ee2b0"/>
    </style:style>
    <style:style style:name="T76" style:family="text">
      <style:text-properties officeooo:rsid="0291565a"/>
    </style:style>
    <style:style style:name="T7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30552*" fo:start-indent="0cm" fo:end-indent="0cm"/>
          <style:column style:rel-width="34983*" fo:start-indent="0cm" fo:end-indent="0cm"/>
        </style:columns>
      </style:section-properties>
    </style:style>
    <style:style style:name="gr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1" draw:name="Shape2_0" draw:style-name="gr6" draw:text-style-name="P51" svg:width="2.701cm" svg:height="0.715cm" draw:transform="rotate (0.0876155284501154) translate (1.31409722222222cm 1.37054166666667cm)">
        <draw:text-box>
          <text:p text:style-name="P50"><text:span text:style-name="T77">Série 2</text:span></text:p>
        </draw:text-box>
      </draw:frame>
      <text:list xml:id="list1921307326" text:style-name="_5f_Numérotation_20_des_20_exercices_20_livrets">
        <text:list-item>
          <text:p text:style-name="P45"><text:span text:style-name="T10">Escriu en</text:span> frac<text:span text:style-name="T75">c</text:span>ions:</text:p>
          <text:list>
            <text:list-item>
              <text:p text:style-name="_5f_Paragraphe_20_énoncé_20_après_20_numéro_20_question"><text:span text:style-name="T57">dotze </text:span><text:span text:style-name="T58">centè</text:span><text:span text:style-name="T61">si</text:span><text:span text:style-name="T58">ms:<text:tab/><text:tab/></text:span><text:span text:style-name="Character_5f_20_5f_style"><text:span text:style-name="T54"><draw:frame draw:style-name="fr3" draw:name="Object26" text:anchor-type="as-char" svg:y="-0.556cm" svg:width="1.275cm" svg:height="0.87cm" draw:z-index="1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vint-</text:span></text:span><text:span text:style-name="Character_5f_20_5f_style"><text:span text:style-name="T37">i-</text:span></text:span><text:span text:style-name="Character_5f_20_5f_style"><text:span text:style-name="T26">si</text:span></text:span><text:span text:style-name="Character_5f_20_5f_style"><text:span text:style-name="T30">s</text:span></text:span><text:span text:style-name="Character_5f_20_5f_style"><text:span text:style-name="T26"> mil·lè</text:span></text:span><text:span text:style-name="Character_5f_20_5f_style"><text:span text:style-name="T30">si</text:span></text:span><text:span text:style-name="Character_5f_20_5f_style"><text:span text:style-name="T26">ms:<text:tab/></text:span></text:span><text:span text:style-name="Character_5f_20_5f_style"><text:span text:style-name="T54"><draw:frame draw:style-name="fr3" draw:name="Object28" text:anchor-type="as-char" svg:y="-0.556cm" svg:width="1.275cm" svg:height="0.87cm" draw:z-index="1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se</text:span></text:span><text:span text:style-name="Character_5f_20_5f_style"><text:span text:style-name="T30">t</text:span></text:span><text:span text:style-name="Character_5f_20_5f_style"><text:span text:style-name="T26">ze terç</text:span></text:span><text:span text:style-name="Character_5f_20_5f_style"><text:span text:style-name="T30">os</text:span></text:span><text:span text:style-name="Character_5f_20_5f_style"><text:span text:style-name="T26">: <text:tab/></text:span></text:span><text:span text:style-name="Character_5f_20_5f_style"><text:span text:style-name="T51"><draw:frame draw:style-name="fr3" draw:name="Object29" text:anchor-type="as-char" svg:y="-0.556cm" svg:width="1.275cm" svg:height="0.87cm" draw:z-index="2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tr</text:span></text:span><text:span text:style-name="Character_5f_20_5f_style"><text:span text:style-name="T30">e</text:span></text:span><text:span text:style-name="Character_5f_20_5f_style"><text:span text:style-name="T26">s </text:span></text:span><text:span text:style-name="Character_5f_20_5f_style"><text:span text:style-name="T30">meitats:</text:span></text:span><text:span text:style-name="Character_5f_20_5f_style"><text:span text:style-name="T26"><text:tab/></text:span></text:span><text:span text:style-name="Character_5f_20_5f_style"><text:span text:style-name="T51"><draw:frame draw:style-name="fr3" draw:name="Object30" text:anchor-type="as-char" svg:y="-0.556cm" svg:width="1.275cm" svg:height="0.87cm" draw:z-index="2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6">vuit quarts:<text:tab/></text:span></text:span><text:span text:style-name="Character_5f_20_5f_style"><text:span text:style-name="T51"><draw:frame draw:style-name="fr3" draw:name="Object31" text:anchor-type="as-char" svg:y="-0.556cm" svg:width="1.275cm" svg:height="0.87cm" draw:z-index="45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32">cent vint</text:span></text:span><text:span text:style-name="Character_5f_20_5f_style"><text:span text:style-name="T26"> n</text:span></text:span><text:span text:style-name="Character_5f_20_5f_style"><text:span text:style-name="T31">ovens</text:span></text:span><text:span text:style-name="Character_5f_20_5f_style"><text:span text:style-name="T26">:<text:tab/></text:span></text:span><text:span text:style-name="Character_5f_20_5f_style"><text:span text:style-name="T51"><draw:frame draw:style-name="fr3" draw:name="Object32" text:anchor-type="as-char" svg:y="-0.556cm" svg:width="1.275cm" svg:height="0.87cm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32">cent</text:span></text:span><text:span text:style-name="Character_5f_20_5f_style"><text:span text:style-name="T26"> vint-</text:span></text:span><text:span text:style-name="Character_5f_20_5f_style"><text:span text:style-name="T31">i-novens</text:span></text:span><text:span text:style-name="Character_5f_20_5f_style"><text:span text:style-name="T26">:</text:span></text:span><text:span text:style-name="Character_5f_20_5f_style"><text:span text:style-name="T51"><text:tab/></text:span></text:span><text:span text:style-name="Character_5f_20_5f_style"><text:span text:style-name="T51"><draw:frame draw:style-name="fr3" draw:name="Object33" text:anchor-type="as-char" svg:y="-0.556cm" svg:width="1.275cm" svg:height="0.8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  </text:list-item>
          </text:list>
        </text:list-item>
        <text:list-item>
          <text:h text:style-name="_5f_Titre_20_d_27_exercices_20_livret_20_avec_20_num_20_exo" text:outline-level="1"><text:span text:style-name="Character_5f_20_5f_style"><text:span text:style-name="T63">E</text:span></text:span><text:span text:style-name="Character_5f_20_5f_style"><text:span text:style-name="T57">nigmes</text:span></text:span></text:h>
          <text:list>
            <text:list-item>
              <text:p text:style-name="_5f_Paragraphe_20_énoncé_20_après_20_numéro_20_question"><text:span text:style-name="T62">El meu</text:span><text:span text:style-name="T57"> d</text:span><text:span text:style-name="T62">e</text:span><text:span text:style-name="T57">nomina</text:span><text:span text:style-name="T62">do</text:span><text:span text:style-name="T57">r és </text:span><text:span text:style-name="T62">el</text:span><text:span text:style-name="T57"> </text:span><text:span text:style-name="T62">meu </text:span><text:span text:style-name="T57">num</text:span><text:span text:style-name="T62">e</text:span><text:span text:style-name="T57">ra</text:span><text:span text:style-name="T62">do</text:span><text:span text:style-name="T57">r de </text:span><text:span text:style-name="T57"><draw:frame draw:style-name="fr4" draw:name="Object10" text:anchor-type="as-char" svg:y="-0.556cm" svg:width="0.716cm" svg:height="0.87cm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2">i</text:span><text:span text:style-name="T59"> </text:span><text:span text:style-name="T62">el meu</text:span><text:span text:style-name="T59"> num</text:span><text:span text:style-name="T62">e</text:span><text:span text:style-name="T59">ra</text:span><text:span text:style-name="T62">do</text:span><text:span text:style-name="T59">r és </text:span><text:span text:style-name="T62">el</text:span><text:span text:style-name="T59"> d</text:span><text:span text:style-name="T62">e</text:span><text:span text:style-name="T59">nomina</text:span><text:span text:style-name="T62">do</text:span><text:span text:style-name="T59">r de </text:span><text:span text:style-name="T59"><draw:frame draw:style-name="fr4" draw:name="Object11" text:anchor-type="as-char" svg:y="-0.556cm" svg:width="0.716cm" svg:height="0.87cm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9">. J</text:span><text:span text:style-name="T62">o</text:span><text:span text:style-name="T59"> s</text:span><text:span text:style-name="T62">oc</text:span><text:span text:style-name="T59">: </text:span><text:span text:style-name="Character_5f_20_5f_style"><text:span text:style-name="T55"><draw:frame draw:style-name="fr3" draw:name="Object1" text:anchor-type="as-char" svg:y="-0.556cm" svg:width="1.275cm" svg:height="0.87cm" draw:z-index="5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  </text:list-item>
            <text:list-item>
              <text:p text:style-name="P43"><text:span text:style-name="Character_5f_20_5f_style"><text:span text:style-name="T33">El meu</text:span></text:span><text:span text:style-name="Character_5f_20_5f_style"><text:span text:style-name="T27"> num</text:span></text:span><text:span text:style-name="Character_5f_20_5f_style"><text:span text:style-name="T33">e</text:span></text:span><text:span text:style-name="Character_5f_20_5f_style"><text:span text:style-name="T27">ra</text:span></text:span><text:span text:style-name="Character_5f_20_5f_style"><text:span text:style-name="T33">do</text:span></text:span><text:span text:style-name="Character_5f_20_5f_style"><text:span text:style-name="T27">r és </text:span></text:span><text:span text:style-name="Character_5f_20_5f_style"><text:span text:style-name="T33">el</text:span></text:span><text:span text:style-name="Character_5f_20_5f_style"><text:span text:style-name="T27"> doble </text:span></text:span><text:span text:style-name="Character_5f_20_5f_style"><text:span text:style-name="T33">que el</text:span></text:span><text:span text:style-name="Character_5f_20_5f_style"><text:span text:style-name="T27"> de </text:span></text:span><text:span text:style-name="Character_5f_20_5f_style"><text:span text:style-name="T27"><draw:frame draw:style-name="fr4" draw:name="Object12" text:anchor-type="as-char" svg:y="-0.556cm" svg:width="0.492cm" svg:height="0.87cm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Character_5f_20_5f_style"><text:span text:style-name="T27"><text:s/></text:span></text:span><text:span text:style-name="Character_5f_20_5f_style"><text:span text:style-name="T33">i</text:span></text:span><text:span text:style-name="Character_5f_20_5f_style"><text:span text:style-name="T27"> </text:span></text:span><text:span text:style-name="Character_5f_20_5f_style"><text:span text:style-name="T33">el </text:span></text:span><text:span text:style-name="Character_5f_20_5f_style"><text:span text:style-name="T27">m</text:span></text:span><text:span text:style-name="Character_5f_20_5f_style"><text:span text:style-name="T33">eu</text:span></text:span><text:span text:style-name="Character_5f_20_5f_style"><text:span text:style-name="T27"> d</text:span></text:span><text:span text:style-name="Character_5f_20_5f_style"><text:span text:style-name="T33">e</text:span></text:span><text:span text:style-name="Character_5f_20_5f_style"><text:span text:style-name="T27">nomina</text:span></text:span><text:span text:style-name="Character_5f_20_5f_style"><text:span text:style-name="T33">do</text:span></text:span><text:span text:style-name="Character_5f_20_5f_style"><text:span text:style-name="T27">r és </text:span></text:span><text:span text:style-name="Character_5f_20_5f_style"><text:span text:style-name="T33">un</text:span></text:span><text:span text:style-name="Character_5f_20_5f_style"><text:span text:style-name="T27"> terç </text:span></text:span><text:span text:style-name="Character_5f_20_5f_style"><text:span text:style-name="T33">que el</text:span></text:span><text:span text:style-name="Character_5f_20_5f_style"><text:span text:style-name="T27"> de </text:span></text:span><text:span text:style-name="Character_5f_20_5f_style"><text:span text:style-name="T27"><draw:frame draw:style-name="fr4" draw:name="Object13" text:anchor-type="as-char" svg:y="-0.556cm" svg:width="0.492cm" svg:height="0.87cm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Character_5f_20_5f_style"><text:span text:style-name="T27">. </text:span></text:span></text:p>
              <text:p text:style-name="P43"><text:span text:style-name="Character_5f_20_5f_style"><text:span text:style-name="T27">J</text:span></text:span><text:span text:style-name="Character_5f_20_5f_style"><text:span text:style-name="T33">o</text:span></text:span><text:span text:style-name="Character_5f_20_5f_style"><text:span text:style-name="T27"> s</text:span></text:span><text:span text:style-name="Character_5f_20_5f_style"><text:span text:style-name="T33">oc</text:span></text:span><text:span text:style-name="Character_5f_20_5f_style"><text:span text:style-name="T27">:<text:tab/></text:span></text:span><text:span text:style-name="Character_5f_20_5f_style"><text:span text:style-name="T27"><draw:frame draw:style-name="fr3" draw:name="Object2" text:anchor-type="as-char" svg:y="-0.556cm" svg:width="1.275cm" svg:height="0.87cm" draw:z-index="5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  </text:list-item>
          </text:list>
        </text:list-item>
        <text:list-item>
          <text:p text:style-name="P37"><text:span text:style-name="Character_5f_20_5f_style">La s</text:span><text:span text:style-name="Character_5f_20_5f_style"><text:span text:style-name="T71">uma</text:span></text:span><text:span text:style-name="Character_5f_20_5f_style"> de</text:span><text:span text:style-name="Character_5f_20_5f_style"><text:span text:style-name="T71">l</text:span></text:span><text:span text:style-name="Character_5f_20_5f_style"> m</text:span><text:span text:style-name="Character_5f_20_5f_style"><text:span text:style-name="T71">eu</text:span></text:span><text:span text:style-name="Character_5f_20_5f_style"> num</text:span><text:span text:style-name="Character_5f_20_5f_style"><text:span text:style-name="T71">e</text:span></text:span><text:span text:style-name="Character_5f_20_5f_style">ra</text:span><text:span text:style-name="Character_5f_20_5f_style"><text:span text:style-name="T71">do</text:span></text:span><text:span text:style-name="Character_5f_20_5f_style">r </text:span><text:span text:style-name="Character_5f_20_5f_style"><text:span text:style-name="T71">i</text:span></text:span><text:span text:style-name="Character_5f_20_5f_style"> de</text:span><text:span text:style-name="Character_5f_20_5f_style"><text:span text:style-name="T71">l</text:span></text:span><text:span text:style-name="Character_5f_20_5f_style"> m</text:span><text:span text:style-name="Character_5f_20_5f_style"><text:span text:style-name="T71">eu</text:span></text:span><text:span text:style-name="Character_5f_20_5f_style"> d</text:span><text:span text:style-name="Character_5f_20_5f_style"><text:span text:style-name="T71">e</text:span></text:span><text:span text:style-name="Character_5f_20_5f_style">nomina</text:span><text:span text:style-name="Character_5f_20_5f_style"><text:span text:style-name="T71">do</text:span></text:span><text:span text:style-name="Character_5f_20_5f_style">r </text:span><text:span text:style-name="Character_5f_20_5f_style"><text:span text:style-name="T69">é</text:span></text:span><text:span text:style-name="Character_5f_20_5f_style">s 9, l</text:span><text:span text:style-name="Character_5f_20_5f_style"><text:span text:style-name="T71">a</text:span></text:span><text:span text:style-name="Character_5f_20_5f_style"> dif</text:span><text:span text:style-name="Character_5f_20_5f_style"><text:span text:style-name="T71">e</text:span></text:span><text:span text:style-name="Character_5f_20_5f_style">r</text:span><text:span text:style-name="Character_5f_20_5f_style"><text:span text:style-name="T69">è</text:span></text:span><text:span text:style-name="Character_5f_20_5f_style">nc</text:span><text:span text:style-name="Character_5f_20_5f_style"><text:span text:style-name="T71">ia entre ells</text:span></text:span><text:span text:style-name="Character_5f_20_5f_style"> </text:span><text:span text:style-name="Character_5f_20_5f_style"><text:span text:style-name="T69">é</text:span></text:span><text:span text:style-name="Character_5f_20_5f_style">s </text:span><text:span text:style-name="Character_5f_20_5f_style"><text:span text:style-name="T71">de </text:span></text:span><text:span text:style-name="Character_5f_20_5f_style">5 </text:span><text:span text:style-name="Character_5f_20_5f_style"><text:span text:style-name="T71">i</text:span></text:span><text:span text:style-name="Character_5f_20_5f_style"> s</text:span><text:span text:style-name="Character_5f_20_5f_style"><text:span text:style-name="T71">oc</text:span></text:span><text:span text:style-name="Character_5f_20_5f_style"> un</text:span><text:span text:style-name="Character_5f_20_5f_style"><text:span text:style-name="T71">a</text:span></text:span><text:span text:style-name="Character_5f_20_5f_style"> frac</text:span><text:span text:style-name="Character_5f_20_5f_style"><text:span text:style-name="T71">ci</text:span></text:span><text:span text:style-name="Character_5f_20_5f_style"><text:span text:style-name="T70">ó</text:span></text:span><text:span text:style-name="Character_5f_20_5f_style"> sup</text:span><text:span text:style-name="Character_5f_20_5f_style"><text:span text:style-name="T71">e</text:span></text:span><text:span text:style-name="Character_5f_20_5f_style">ri</text:span><text:span text:style-name="Character_5f_20_5f_style"><text:span text:style-name="T71">o</text:span></text:span><text:span text:style-name="Character_5f_20_5f_style">r </text:span><text:span text:style-name="Character_5f_20_5f_style"><text:span text:style-name="T71">a</text:span></text:span><text:span text:style-name="Character_5f_20_5f_style"> 1. J</text:span><text:span text:style-name="Character_5f_20_5f_style"><text:span text:style-name="T71">o</text:span></text:span><text:span text:style-name="Character_5f_20_5f_style"> s</text:span><text:span text:style-name="Character_5f_20_5f_style"><text:span text:style-name="T71">oc</text:span></text:span><text:span text:style-name="Character_5f_20_5f_style">: </text:span><text:span text:style-name="Character_5f_20_5f_style"><draw:frame draw:style-name="fr3" draw:name="Object9" text:anchor-type="as-char" svg:y="-0.556cm" svg:width="1.275cm" svg:height="0.87cm" draw:z-index="5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h text:style-name="_5f_Titre_20_d_27_exercices_20_livret_20_avec_20_num_20_exo" text:outline-level="1"><text:span text:style-name="Character_5f_20_5f_style"><text:span text:style-name="T63">G</text:span></text:span><text:span text:style-name="Character_5f_20_5f_style"><text:span text:style-name="T57">rups</text:span></text:span></text:h>
        </text:list-item>
      </text:list>
      <text:p text:style-name="P14"><text:span text:style-name="T71">En u</text:span>n<text:span text:style-name="T71">a</text:span> <text:span text:style-name="T71">bossa</text:span> de <text:span text:style-name="T71">boles</text:span> <text:span text:style-name="T71">hi ha</text:span> 5 <text:span text:style-name="T71">boles</text:span> <text:span text:style-name="T71">blaves</text:span> <text:span text:style-name="T71">i</text:span> 3 <text:span text:style-name="T71">boles</text:span> <text:span text:style-name="T71">vermelles</text:span>.</text:p>
      <text:list xml:id="list103321771749113" text:continue-numbering="true" text:style-name="_5f_Numérotation_20_des_20_exercices_20_livrets">
        <text:list-item>
          <text:list>
            <text:list-item>
              <text:p text:style-name="_5f_Paragraphe_20_énoncé_20_après_20_numéro">Qu<text:span text:style-name="T72">è</text:span> repr<text:span text:style-name="T71">e</text:span>sent<text:span text:style-name="T76">a</text:span> la frac<text:span text:style-name="T71">c</text:span>i<text:span text:style-name="T72">ó</text:span> <draw:frame draw:style-name="fr4" draw:name="Object14" text:anchor-type="as-char" svg:y="-0.556cm" svg:width="0.492cm" svg:height="0.87cm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?</text:p>
            </text:list-item>
          </text:list>
        </text:list-item>
      </text:list>
      <text:p text:style-name="FILET_5f_POINTILLES"><text:span text:style-name="_5f_pointillés_20_gris"><text:span text:style-name="T57">………………………………………………………………….</text:span></text:span></text:p>
      <text:list xml:id="list103322729445936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57">Si </text:span></text:span><text:span text:style-name="Character_5f_20_5f_style"><text:span text:style-name="T63">l’Arnau</text:span></text:span><text:span text:style-name="Character_5f_20_5f_style"><text:span text:style-name="T57"> </text:span></text:span><text:span text:style-name="Character_5f_20_5f_style"><text:span text:style-name="T63">afegeix</text:span></text:span><text:span text:style-name="Character_5f_20_5f_style"><text:span text:style-name="T57"> un</text:span></text:span><text:span text:style-name="Character_5f_20_5f_style"><text:span text:style-name="T63">a</text:span></text:span><text:span text:style-name="Character_5f_20_5f_style"><text:span text:style-name="T57"> </text:span></text:span><text:span text:style-name="Character_5f_20_5f_style"><text:span text:style-name="T63">bola</text:span></text:span><text:span text:style-name="Character_5f_20_5f_style"><text:span text:style-name="T57"> </text:span></text:span><text:span text:style-name="Character_5f_20_5f_style"><text:span text:style-name="T63">vermella</text:span></text:span><text:span text:style-name="Character_5f_20_5f_style"><text:span text:style-name="T57"> </text:span></text:span><text:span text:style-name="Character_5f_20_5f_style"><text:span text:style-name="T63">a</text:span></text:span><text:span text:style-name="Character_5f_20_5f_style"><text:span text:style-name="T57"> l</text:span></text:span><text:span text:style-name="Character_5f_20_5f_style"><text:span text:style-name="T63">a</text:span></text:span><text:span text:style-name="Character_5f_20_5f_style"><text:span text:style-name="T57"> </text:span></text:span><text:span text:style-name="Character_5f_20_5f_style"><text:span text:style-name="T63">bossa</text:span></text:span><text:span text:style-name="Character_5f_20_5f_style"><text:span text:style-name="T57">, qu</text:span></text:span><text:span text:style-name="Character_5f_20_5f_style"><text:span text:style-name="T63">ina</text:span></text:span><text:span text:style-name="Character_5f_20_5f_style"><text:span text:style-name="T57"> part de la frac</text:span></text:span><text:span text:style-name="Character_5f_20_5f_style"><text:span text:style-name="T63">c</text:span></text:span><text:span text:style-name="Character_5f_20_5f_style"><text:span text:style-name="T57">ió </text:span></text:span><text:span text:style-name="Character_5f_20_5f_style"><text:span text:style-name="T63">canvia</text:span></text:span><text:span text:style-name="Character_5f_20_5f_style"><text:span text:style-name="T57">?</text:span></text:span></text:p>
            </text:list-item>
          </text:list>
        </text:list-item>
      </text:list>
      <text:p text:style-name="_5f_Paragraphe_20_livret_20_"><text:span text:style-name="Character_5f_20_5f_style"><text:span text:style-name="T42">□</text:span></text:span><text:span text:style-name="Character_5f_20_5f_style"><text:span text:style-name="T44"> e</text:span></text:span><text:span text:style-name="Character_5f_20_5f_style"><text:span text:style-name="T45">l</text:span></text:span><text:span text:style-name="Character_5f_20_5f_style"><text:span text:style-name="T44"> num</text:span></text:span><text:span text:style-name="Character_5f_20_5f_style"><text:span text:style-name="T45">e</text:span></text:span><text:span text:style-name="Character_5f_20_5f_style"><text:span text:style-name="T44">ra</text:span></text:span><text:span text:style-name="Character_5f_20_5f_style"><text:span text:style-name="T45">do</text:span></text:span><text:span text:style-name="Character_5f_20_5f_style"><text:span text:style-name="T44">r<text:tab/><text:tab/></text:span></text:span><text:span text:style-name="Character_5f_20_5f_style"><text:span text:style-name="T42">□</text:span></text:span><text:span text:style-name="Character_5f_20_5f_style"><text:span text:style-name="T44"> e</text:span></text:span><text:span text:style-name="Character_5f_20_5f_style"><text:span text:style-name="T45">l</text:span></text:span><text:span text:style-name="Character_5f_20_5f_style"><text:span text:style-name="T44"> d</text:span></text:span><text:span text:style-name="Character_5f_20_5f_style"><text:span text:style-name="T45">e</text:span></text:span><text:span text:style-name="Character_5f_20_5f_style"><text:span text:style-name="T44">nomina</text:span></text:span><text:span text:style-name="Character_5f_20_5f_style"><text:span text:style-name="T45">do</text:span></text:span><text:span text:style-name="Character_5f_20_5f_style"><text:span text:style-name="T44">r</text:span></text:span></text:p>
      <text:list xml:id="list103322496516845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27">Si </text:span></text:span><text:span text:style-name="Character_5f_20_5f_style"><text:span text:style-name="T33">l’Arnau</text:span></text:span><text:span text:style-name="Character_5f_20_5f_style"><text:span text:style-name="T27"> </text:span></text:span><text:span text:style-name="Character_5f_20_5f_style"><text:span text:style-name="T33">treu</text:span></text:span><text:span text:style-name="Character_5f_20_5f_style"><text:span text:style-name="T38"> un</text:span></text:span><text:span text:style-name="Character_5f_20_5f_style"><text:span text:style-name="T39">a</text:span></text:span><text:span text:style-name="Character_5f_20_5f_style"><text:span text:style-name="T38"> b</text:span></text:span><text:span text:style-name="Character_5f_20_5f_style"><text:span text:style-name="T39">ola</text:span></text:span><text:span text:style-name="Character_5f_20_5f_style"><text:span text:style-name="T38"> bl</text:span></text:span><text:span text:style-name="Character_5f_20_5f_style"><text:span text:style-name="T39">ava</text:span></text:span><text:span text:style-name="Character_5f_20_5f_style"><text:span text:style-name="T38"> d</text:span></text:span><text:span text:style-name="Character_5f_20_5f_style"><text:span text:style-name="T39">e</text:span></text:span><text:span text:style-name="Character_5f_20_5f_style"><text:span text:style-name="T38"> </text:span></text:span><text:span text:style-name="Character_5f_20_5f_style"><text:span text:style-name="T39">la bossa</text:span></text:span><text:span text:style-name="Character_5f_20_5f_style"><text:span text:style-name="T27">, qu</text:span></text:span><text:span text:style-name="Character_5f_20_5f_style"><text:span text:style-name="T33">ina</text:span></text:span><text:span text:style-name="Character_5f_20_5f_style"><text:span text:style-name="T27"> part de la frac</text:span></text:span><text:span text:style-name="Character_5f_20_5f_style"><text:span text:style-name="T33">ció</text:span></text:span><text:span text:style-name="Character_5f_20_5f_style"><text:span text:style-name="T27"> </text:span></text:span><text:span text:style-name="Character_5f_20_5f_style"><text:span text:style-name="T33">canvia</text:span></text:span><text:span text:style-name="Character_5f_20_5f_style"><text:span text:style-name="T27">?</text:span></text:span></text:p>
            </text:list-item>
          </text:list>
        </text:list-item>
      </text:list>
      <text:p text:style-name="P26"><text:span text:style-name="Character_5f_20_5f_style"><text:span text:style-name="T41">□</text:span></text:span><text:span text:style-name="Character_5f_20_5f_style"><text:span text:style-name="T43"> </text:span></text:span><text:span text:style-name="Character_5f_20_5f_style"><text:span text:style-name="T44">e</text:span></text:span><text:span text:style-name="Character_5f_20_5f_style"><text:span text:style-name="T45">l</text:span></text:span><text:span text:style-name="Character_5f_20_5f_style"><text:span text:style-name="T44"> num</text:span></text:span><text:span text:style-name="Character_5f_20_5f_style"><text:span text:style-name="T45">e</text:span></text:span><text:span text:style-name="Character_5f_20_5f_style"><text:span text:style-name="T44">ra</text:span></text:span><text:span text:style-name="Character_5f_20_5f_style"><text:span text:style-name="T45">do</text:span></text:span><text:span text:style-name="Character_5f_20_5f_style"><text:span text:style-name="T44">r</text:span></text:span><text:span text:style-name="Character_5f_20_5f_style"><text:span text:style-name="T43"><text:tab/><text:tab/></text:span></text:span><text:span text:style-name="Character_5f_20_5f_style"><text:span text:style-name="T41">□</text:span></text:span><text:span text:style-name="Character_5f_20_5f_style"><text:span text:style-name="T43"> </text:span></text:span><text:span text:style-name="Character_5f_20_5f_style"><text:span text:style-name="T44">e</text:span></text:span><text:span text:style-name="Character_5f_20_5f_style"><text:span text:style-name="T45">l</text:span></text:span><text:span text:style-name="Character_5f_20_5f_style"><text:span text:style-name="T44"> d</text:span></text:span><text:span text:style-name="Character_5f_20_5f_style"><text:span text:style-name="T45">e</text:span></text:span><text:span text:style-name="Character_5f_20_5f_style"><text:span text:style-name="T44">nomina</text:span></text:span><text:span text:style-name="Character_5f_20_5f_style"><text:span text:style-name="T45">do</text:span></text:span><text:span text:style-name="Character_5f_20_5f_style"><text:span text:style-name="T44">r</text:span></text:span></text:p>
      <text:p text:style-name="_5f_Paragraphe_20_livret_20_"><text:span text:style-name="Character_5f_20_5f_style"/></text:p>
      <text:list xml:id="list103323080925935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2">Compl</text:span></text:span><text:span text:style-name="Character_5f_20_5f_style"><text:span text:style-name="T17">e</text:span></text:span><text:span text:style-name="Character_5f_20_5f_style"><text:span text:style-name="T12">t</text:span></text:span><text:span text:style-name="Character_5f_20_5f_style"><text:span text:style-name="T17">a</text:span></text:span><text:span text:style-name="Character_5f_20_5f_style"><text:span text:style-name="T12"> </text:span></text:span><text:span text:style-name="Character_5f_20_5f_style"><text:span text:style-name="T13">les </text:span></text:span><text:span text:style-name="Character_5f_20_5f_style"><text:span text:style-name="T17">f</text:span></text:span><text:span text:style-name="Character_5f_20_5f_style"><text:span text:style-name="T13">rases </text:span></text:span><text:span text:style-name="Character_5f_20_5f_style"><text:span text:style-name="T17">s</text:span></text:span><text:span text:style-name="Character_5f_20_5f_style"><text:span text:style-name="T22">egüents</text:span></text:span><text:span text:style-name="Character_5f_20_5f_style"><text:span text:style-name="T13"> a</text:span></text:span><text:span text:style-name="Character_5f_20_5f_style"><text:span text:style-name="T18">mb</text:span></text:span><text:span text:style-name="Character_5f_20_5f_style"><text:span text:style-name="T13"> un</text:span></text:span><text:span text:style-name="Character_5f_20_5f_style"><text:span text:style-name="T18">a</text:span></text:span><text:span text:style-name="Character_5f_20_5f_style"><text:span text:style-name="T13"> frac</text:span></text:span><text:span text:style-name="Character_5f_20_5f_style"><text:span text:style-name="T18">c</text:span></text:span><text:span text:style-name="Character_5f_20_5f_style"><text:span text:style-name="T13">i</text:span></text:span><text:span text:style-name="Character_5f_20_5f_style"><text:span text:style-name="T23">ó</text:span></text:span><text:span text:style-name="Character_5f_20_5f_style"><text:span text:style-name="T13">:</text:span></text:span></text:p>
        </text:list-item>
      </text:list>
      <text:list xml:id="list2586323796" text:style-name="List_20_1">
        <text:list-item>
          <text:p text:style-name="P36"><text:span text:style-name="Character_5f_20_5f_style"><text:span text:style-name="T57">6 </text:span></text:span><text:span text:style-name="Character_5f_20_5f_style"><text:span text:style-name="T64">mesos</text:span></text:span><text:span text:style-name="Character_5f_20_5f_style"><text:span text:style-name="T57"> repr</text:span></text:span><text:span text:style-name="Character_5f_20_5f_style"><text:span text:style-name="T64">e</text:span></text:span><text:span text:style-name="Character_5f_20_5f_style"><text:span text:style-name="T57">senten </text:span></text:span><text:span text:style-name="Character_5f_20_5f_style"><text:span text:style-name="T57"><draw:frame draw:style-name="fr3" draw:name="Object34" text:anchor-type="as-char" svg:y="-0.556cm" svg:width="1.275cm" svg:height="0.87cm" draw:z-index="2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Character_5f_20_5f_style"><text:span text:style-name="T57">d’un an</text:span></text:span><text:span text:style-name="Character_5f_20_5f_style"><text:span text:style-name="T64">y</text:span></text:span><text:span text:style-name="Character_5f_20_5f_style"><text:span text:style-name="T57">.</text:span></text:span></text:p>
        </text:list-item>
        <text:list-item>
          <text:p text:style-name="P36"><text:span text:style-name="Character_5f_20_5f_style"><text:span text:style-name="T20">4</text:span></text:span><text:span text:style-name="Character_5f_20_5f_style"><text:span text:style-name="T13"> m</text:span></text:span><text:span text:style-name="Character_5f_20_5f_style"><text:span text:style-name="T18">esos</text:span></text:span><text:span text:style-name="Character_5f_20_5f_style"><text:span text:style-name="T13"> repr</text:span></text:span><text:span text:style-name="Character_5f_20_5f_style"><text:span text:style-name="T18">e</text:span></text:span><text:span text:style-name="Character_5f_20_5f_style"><text:span text:style-name="T13">senten </text:span></text:span><text:span text:style-name="Character_5f_20_5f_style"><text:span text:style-name="T13"><draw:frame draw:style-name="fr3" draw:name="Object35" text:anchor-type="as-char" svg:y="-0.556cm" svg:width="1.275cm" svg:height="0.87cm" draw:z-index="2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Character_5f_20_5f_style"><text:span text:style-name="T13">d’un an</text:span></text:span><text:span text:style-name="Character_5f_20_5f_style"><text:span text:style-name="T18">y</text:span></text:span><text:span text:style-name="Character_5f_20_5f_style"><text:span text:style-name="T13">.</text:span></text:span></text:p>
        </text:list-item>
        <text:list-item>
          <text:p text:style-name="P36"><text:span text:style-name="Character_5f_20_5f_style"><text:span text:style-name="T20">30 minuts</text:span></text:span><text:span text:style-name="Character_5f_20_5f_style"><text:span text:style-name="T13"> représenten </text:span></text:span><text:span text:style-name="Character_5f_20_5f_style"><text:span text:style-name="T13"><draw:frame draw:style-name="fr3" draw:name="Object36" text:anchor-type="as-char" svg:y="-0.512cm" svg:width="1.168cm" svg:height="0.781cm" draw:z-index="29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Character_5f_20_5f_style"><text:span text:style-name="T13">d’un</text:span></text:span><text:span text:style-name="Character_5f_20_5f_style"><text:span text:style-name="T18">a</text:span></text:span><text:span text:style-name="Character_5f_20_5f_style"><text:span text:style-name="T13"> </text:span></text:span><text:span text:style-name="Character_5f_20_5f_style"><text:span text:style-name="T20">h</text:span></text:span><text:span text:style-name="Character_5f_20_5f_style"><text:span text:style-name="T21">o</text:span></text:span><text:span text:style-name="Character_5f_20_5f_style"><text:span text:style-name="T20">r</text:span></text:span><text:span text:style-name="Character_5f_20_5f_style"><text:span text:style-name="T21">a</text:span></text:span><text:span text:style-name="Character_5f_20_5f_style"><text:span text:style-name="T13">.</text:span></text:span></text:p>
        </text:list-item>
        <text:list-item>
          <text:p text:style-name="P35"><text:span text:style-name="Character_5f_20_5f_style"><text:span text:style-name="T20">15 minuts</text:span></text:span><text:span text:style-name="Character_5f_20_5f_style"><text:span text:style-name="T13"> représenten </text:span></text:span><text:span text:style-name="Character_5f_20_5f_style"><text:span text:style-name="T13"><draw:frame draw:style-name="fr3" draw:name="Object37" text:anchor-type="as-char" svg:y="-0.512cm" svg:width="1.168cm" svg:height="0.781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Character_5f_20_5f_style"><text:span text:style-name="T13">d’un</text:span></text:span><text:span text:style-name="Character_5f_20_5f_style"><text:span text:style-name="T18">a</text:span></text:span><text:span text:style-name="Character_5f_20_5f_style"><text:span text:style-name="T13"> </text:span></text:span><text:span text:style-name="Character_5f_20_5f_style"><text:span text:style-name="T20">h</text:span></text:span><text:span text:style-name="Character_5f_20_5f_style"><text:span text:style-name="T21">o</text:span></text:span><text:span text:style-name="Character_5f_20_5f_style"><text:span text:style-name="T20">r</text:span></text:span><text:span text:style-name="Character_5f_20_5f_style"><text:span text:style-name="T21">a</text:span></text:span><text:span text:style-name="Character_5f_20_5f_style"><text:span text:style-name="T13">.</text:span></text:span></text:p>
        </text:list-item>
        <text:list-item>
          <text:p text:style-name="P35"><text:span text:style-name="Character_5f_20_5f_style"><text:span text:style-name="T20">45 minuts</text:span></text:span><text:span text:style-name="Character_5f_20_5f_style"><text:span text:style-name="T13"> représenten </text:span></text:span><text:span text:style-name="Character_5f_20_5f_style"><text:span text:style-name="T13"><draw:frame draw:style-name="fr3" draw:name="Object38" text:anchor-type="as-char" svg:y="-0.512cm" svg:width="1.168cm" svg:height="0.781cm" draw:z-index="3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Character_5f_20_5f_style"><text:span text:style-name="T13">d’un</text:span></text:span><text:span text:style-name="Character_5f_20_5f_style"><text:span text:style-name="T18">a</text:span></text:span><text:span text:style-name="Character_5f_20_5f_style"><text:span text:style-name="T13"> </text:span></text:span><text:span text:style-name="Character_5f_20_5f_style"><text:span text:style-name="T20">h</text:span></text:span><text:span text:style-name="Character_5f_20_5f_style"><text:span text:style-name="T21">o</text:span></text:span><text:span text:style-name="Character_5f_20_5f_style"><text:span text:style-name="T20">r</text:span></text:span><text:span text:style-name="Character_5f_20_5f_style"><text:span text:style-name="T21">a</text:span></text:span><text:span text:style-name="Character_5f_20_5f_style"><text:span text:style-name="T13">.</text:span></text:span></text:p>
        </text:list-item>
      </text:list>
      <text:list xml:id="list103322501057151" text:continue-list="list103323080925935" text:style-name="_5f_Numérotation_20_des_20_exercices_20_livrets">
        <text:list-item>
          <text:p text:style-name="P46"><text:span text:style-name="Character_5f_20_5f_style"><text:span text:style-name="T57">Compl</text:span></text:span><text:span text:style-name="Character_5f_20_5f_style"><text:span text:style-name="T64">e</text:span></text:span><text:span text:style-name="Character_5f_20_5f_style"><text:span text:style-name="T57">t</text:span></text:span><text:span text:style-name="Character_5f_20_5f_style"><text:span text:style-name="T66">a</text:span></text:span><text:span text:style-name="Character_5f_20_5f_style"><text:span text:style-name="T57"> les </text:span></text:span><text:span text:style-name="Character_5f_20_5f_style"><text:span text:style-name="T64">f</text:span></text:span><text:span text:style-name="Character_5f_20_5f_style"><text:span text:style-name="T57">rases </text:span></text:span><text:span text:style-name="Character_5f_20_5f_style"><text:span text:style-name="T64">seg</text:span></text:span><text:span text:style-name="Character_5f_20_5f_style"><text:span text:style-name="T68">üents</text:span></text:span><text:span text:style-name="Character_5f_20_5f_style"><text:span text:style-name="T57"> </text:span></text:span><text:span text:style-name="Character_5f_20_5f_style"><text:span text:style-name="T64">amb un</text:span></text:span><text:span text:style-name="Character_5f_20_5f_style"><text:span text:style-name="T57"> enter:</text:span></text:span></text:p>
          <text:list>
            <text:list-item>
              <text:p text:style-name="P37"><text:span text:style-name="Character_5f_20_5f_style"><text:span text:style-name="T18">Mig </text:span></text:span><text:span text:style-name="Character_5f_20_5f_style"><text:span text:style-name="T13">litre d’</text:span></text:span><text:span text:style-name="Character_5f_20_5f_style"><text:span text:style-name="T18">aigua</text:span></text:span><text:span text:style-name="Character_5f_20_5f_style"><text:span text:style-name="T13"> repr</text:span></text:span><text:span text:style-name="Character_5f_20_5f_style"><text:span text:style-name="T18">e</text:span></text:span><text:span text:style-name="Character_5f_20_5f_style"><text:span text:style-name="T13">sent</text:span></text:span><text:span text:style-name="Character_5f_20_5f_style"><text:span text:style-name="T18">a</text:span></text:span><text:span text:style-name="Character_5f_20_5f_style"><text:span text:style-name="T13"> </text:span></text:span><text:span text:style-name="Character_5f_20_5f_style"><text:span text:style-name="T54">…</text:span></text:span><text:span text:style-name="Character_5f_20_5f_style"><text:span text:style-name="T56">……</text:span></text:span><text:span text:style-name="Character_5f_20_5f_style"><text:span text:style-name="T26"> </text:span></text:span><text:span text:style-name="Character_5f_20_5f_style"><text:span text:style-name="T28">cL.</text:span></text:span></text:p>
            </text:list-item>
            <text:list-item>
              <text:p text:style-name="P41"><text:span text:style-name="Character_5f_20_5f_style"><text:span text:style-name="T34">Mitja </text:span></text:span><text:span text:style-name="Character_5f_20_5f_style"><text:span text:style-name="T28">do</text:span></text:span><text:span text:style-name="Character_5f_20_5f_style"><text:span text:style-name="T34">t</text:span></text:span><text:span text:style-name="Character_5f_20_5f_style"><text:span text:style-name="T28">z</text:span></text:span><text:span text:style-name="Character_5f_20_5f_style"><text:span text:style-name="T34">e</text:span></text:span><text:span text:style-name="Character_5f_20_5f_style"><text:span text:style-name="T28">n</text:span></text:span><text:span text:style-name="Character_5f_20_5f_style"><text:span text:style-name="T34">a</text:span></text:span><text:span text:style-name="Character_5f_20_5f_style"><text:span text:style-name="T28"> d’</text:span></text:span><text:span text:style-name="Character_5f_20_5f_style"><text:span text:style-name="T34">o</text:span></text:span><text:span text:style-name="Character_5f_20_5f_style"><text:span text:style-name="T28">us repr</text:span></text:span><text:span text:style-name="Character_5f_20_5f_style"><text:span text:style-name="T34">e</text:span></text:span><text:span text:style-name="Character_5f_20_5f_style"><text:span text:style-name="T28">sentent </text:span></text:span><text:span text:style-name="Character_5f_20_5f_style"><text:span text:style-name="T54">…</text:span></text:span><text:span text:style-name="Character_5f_20_5f_style"><text:span text:style-name="T56">…… </text:span></text:span><text:span text:style-name="Character_5f_20_5f_style"><text:span text:style-name="T34">ou</text:span></text:span><text:span text:style-name="Character_5f_20_5f_style"><text:span text:style-name="T28">s.</text:span></text:span></text:p>
              <text:p text:style-name="P41"/>
            </text:list-item>
          </text:list>
        </text:list-item>
        <text:list-item>
          <text:p text:style-name="_5f_Paragraphe_20_énoncé_20_après_20_numéro"><text:span text:style-name="Character_5f_20_5f_style"><text:span text:style-name="T34">Completa e</text:span></text:span><text:span text:style-name="Character_5f_20_5f_style"><text:span text:style-name="T57">ls p</text:span></text:span><text:span text:style-name="Character_5f_20_5f_style"><text:span text:style-name="T64">u</text:span></text:span><text:span text:style-name="Character_5f_20_5f_style"><text:span text:style-name="T57">nts </text:span></text:span><text:span text:style-name="Character_5f_20_5f_style"><text:span text:style-name="T64">amb el</text:span></text:span><text:span text:style-name="Character_5f_20_5f_style"><text:span text:style-name="T57"> nombre </text:span></text:span><text:span text:style-name="Character_5f_20_5f_style"><text:span text:style-name="T64">corresponent</text:span></text:span><text:span text:style-name="Character_5f_20_5f_style"><text:span text:style-name="T57">:</text:span></text:span></text:p>
        </text:list-item>
      </text:list>
      <text:section text:style-name="Sect1" text:name="Section3">
        <text:list xml:id="list103323036089064" text:continue-list="list2586323796" text:style-name="List_20_1">
          <text:list-item text:start-value="1">
            <text:p text:style-name="P27"><text:span text:style-name="Character_5f_20_5f_style"><text:span text:style-name="T14">50 </text:span></text:span><text:span text:style-name="Character_5f_20_5f_style"><text:span text:style-name="T40">×</text:span></text:span><text:span text:style-name="Character_5f_20_5f_style"><text:span text:style-name="T14"> </text:span></text:span><text:span text:style-name="Character_5f_20_5f_style"><text:span text:style-name="T14"><draw:frame draw:style-name="fr4" draw:name="Object15" text:anchor-type="as-char" svg:y="-0.556cm" svg:width="0.492cm" svg:height="0.8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Character_5f_20_5f_style"><text:span text:style-name="T14">= </text:span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28"><text:span text:style-name="Character_5f_20_5f_style"><text:span text:style-name="T14">24 </text:span></text:span><text:span text:style-name="Character_5f_20_5f_style"><text:span text:style-name="T40">×</text:span></text:span><text:span text:style-name="Character_5f_20_5f_style"><text:span text:style-name="T14"> </text:span></text:span><text:span text:style-name="Character_5f_20_5f_style"><text:span text:style-name="T14"><draw:frame draw:style-name="fr4" draw:name="Object16" text:anchor-type="as-char" svg:y="-0.556cm" svg:width="0.492cm" svg:height="0.8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Character_5f_20_5f_style"><text:span text:style-name="T14">= </text:span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28"><text:span text:style-name="T60">13 </text:span><text:span text:style-name="Character_5f_20_5f_style"><text:span text:style-name="T53">×</text:span></text:span><text:span text:style-name="T60"> </text:span><text:span text:style-name="T60"><draw:frame draw:style-name="fr4" draw:name="Object17" text:anchor-type="as-char" svg:y="-0.556cm" svg:width="0.492cm" svg:height="0.8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Character_5f_20_5f_style"><text:span text:style-name="T14">= </text:span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28"><text:span text:style-name="T60">60 </text:span><text:span text:style-name="Character_5f_20_5f_style"><text:span text:style-name="T53">×</text:span></text:span><text:span text:style-name="T60"> </text:span><text:span text:style-name="T60"><draw:frame draw:style-name="fr4" draw:name="Object18" text:anchor-type="as-char" svg:y="-0.556cm" svg:width="0.492cm" svg:height="0.87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Character_5f_20_5f_style"><text:span text:style-name="T14">= </text:span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29"><text:span text:style-name="T60"><draw:frame draw:style-name="fr4" draw:name="Object19" text:anchor-type="as-char" svg:y="-0.556cm" svg:width="0.492cm" svg:height="0.87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Character_5f_20_5f_style"><text:span text:style-name="T53">×</text:span></text:span><text:span text:style-name="T60"> 31 </text:span><text:span text:style-name="Character_5f_20_5f_style"><text:span text:style-name="T14">= </text:span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30"><text:span text:style-name="T60"><draw:frame draw:style-name="fr4" draw:name="Object20" text:anchor-type="as-char" svg:y="-0.556cm" svg:width="0.492cm" svg:height="0.8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60">de 20, é</text:span><text:span text:style-name="T65">s</text:span><text:span text:style-name="T60"> <text:s/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30"><text:span text:style-name="Character_5f_20_5f_style"><text:span text:style-name="T29"><draw:frame draw:style-name="fr4" draw:name="Object21" text:anchor-type="as-char" svg:y="-0.556cm" svg:width="0.492cm" svg:height="0.87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Character_5f_20_5f_style"><text:span text:style-name="T29">de 120, c’est <text:s/></text:span></text:span><text:span text:style-name="Character_5f_20_5f_style"><text:span text:style-name="T54">…</text:span></text:span><text:span text:style-name="Character_5f_20_5f_style"><text:span text:style-name="T56">……</text:span></text:span></text:p>
          </text:list-item>
          <text:list-item>
            <text:p text:style-name="P38"><text:span text:style-name="Character_5f_20_5f_style"><text:span text:style-name="T25">Un quart de 40, c’est </text:span></text:span><text:span text:style-name="Character_5f_20_5f_style"><text:span text:style-name="T54">…</text:span></text:span></text:p>
          </text:list-item>
        </text:list>
      </text:section>
      <text:list xml:id="list103323352548787" text:continue-list="list103322501057151" text:style-name="_5f_Numérotation_20_des_20_exercices_20_livrets">
        <text:list-item>
          <text:p text:style-name="P42"><text:span text:style-name="T74">En cada cas, escriu el valor exacte del nombre amb una fracci</text:span><text:span text:style-name="T73">ó:</text:span></text:p>
        </text:list-item>
      </text:list>
      <text:list xml:id="list2125700125" text:style-name="liste_5f_abc">
        <text:list-header>
          <text:p text:style-name="P39"><text:span text:style-name="Character_5f_20_5f_style"><text:span text:style-name="T15">Le quocient de 25 p</text:span></text:span><text:span text:style-name="Character_5f_20_5f_style"><text:span text:style-name="T19">e</text:span></text:span><text:span text:style-name="Character_5f_20_5f_style"><text:span text:style-name="T15">r 7: </text:span></text:span><text:span text:style-name="Character_5f_20_5f_style"><text:span text:style-name="T15"><draw:frame draw:style-name="fr3" draw:name="Object22" text:anchor-type="as-char" svg:y="-0.556cm" svg:width="1.275cm" svg:height="0.87cm" draw:z-index="4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</text:list-header>
      </text:list>
      <text:p text:style-name="_5f_Paragraphe_20_livret_20_"><text:span text:style-name="Character_5f_20_5f_style"><text:span text:style-name="T67"/></text:span></text:p>
      <text:list xml:id="list103322288068344" text:continue-numbering="true" text:style-name="liste_5f_abc">
        <text:list-header>
          <text:p text:style-name="P40"><text:span text:style-name="Character_5f_20_5f_style"><text:span text:style-name="T27">Le quo</text:span></text:span><text:span text:style-name="Character_5f_20_5f_style"><text:span text:style-name="T35">c</text:span></text:span><text:span text:style-name="Character_5f_20_5f_style"><text:span text:style-name="T27">ient de 11 p</text:span></text:span><text:span text:style-name="Character_5f_20_5f_style"><text:span text:style-name="T36">e</text:span></text:span><text:span text:style-name="Character_5f_20_5f_style"><text:span text:style-name="T27">r 14: </text:span></text:span><text:span text:style-name="Character_5f_20_5f_style"><text:span text:style-name="T27"><draw:frame draw:style-name="fr3" draw:name="Object23" text:anchor-type="as-char" svg:y="-0.556cm" svg:width="1.275cm" svg:height="0.87cm" draw:z-index="4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</text:list-header>
      </text:list>
      <text:p text:style-name="_5f_Paragraphe_20_livret_20_"><text:span text:style-name="Character_5f_20_5f_style"><text:span text:style-name="T67"/></text:span></text:p>
      <text:list xml:id="list103322802728359" text:continue-numbering="true" text:style-name="liste_5f_abc">
        <text:list-header>
          <text:p text:style-name="P40"><text:span text:style-name="Character_5f_20_5f_style"><text:span text:style-name="T29">31 ÷ 43:</text:span></text:span><text:span text:style-name="Character_5f_20_5f_style"><text:span text:style-name="T29"><draw:frame draw:style-name="fr3" draw:name="Object24" text:anchor-type="as-char" svg:y="-0.556cm" svg:width="1.275cm" svg:height="0.87cm" draw:z-index="4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</text:list-header>
      </text:list>
      <text:list xml:id="list103322006291711" text:continue-list="list103323352548787" text:style-name="_5f_Numérotation_20_des_20_exercices_20_livrets">
        <text:list-item>
          <text:p text:style-name="P46"><text:span text:style-name="Character_5f_20_5f_style"><text:span text:style-name="T19">Escriu</text:span></text:span><text:span text:style-name="Character_5f_20_5f_style"><text:span text:style-name="T16"> </text:span></text:span><text:span text:style-name="Character_5f_20_5f_style"><text:span text:style-name="T19">el</text:span></text:span><text:span text:style-name="Character_5f_20_5f_style"><text:span text:style-name="T14"> r</text:span></text:span><text:span text:style-name="Character_5f_20_5f_style"><text:span text:style-name="T19">e</text:span></text:span><text:span text:style-name="Character_5f_20_5f_style"><text:span text:style-name="T14">sultat </text:span></text:span><text:span text:style-name="Character_5f_20_5f_style"><text:span text:style-name="T19">amb</text:span></text:span><text:span text:style-name="Character_5f_20_5f_style"><text:span text:style-name="T14"> un</text:span></text:span><text:span text:style-name="Character_5f_20_5f_style"><text:span text:style-name="T19">a</text:span></text:span><text:span text:style-name="Character_5f_20_5f_style"><text:span text:style-name="T14"> frac</text:span></text:span><text:span text:style-name="Character_5f_20_5f_style"><text:span text:style-name="T19">c</text:span></text:span><text:span text:style-name="Character_5f_20_5f_style"><text:span text:style-name="T14">i</text:span></text:span><text:span text:style-name="Character_5f_20_5f_style"><text:span text:style-name="T24">ó</text:span></text:span><text:span text:style-name="Character_5f_20_5f_style"><text:span text:style-name="T14">:</text:span></text:span></text:p>
          <text:list>
            <text:list-item>
              <text:p text:style-name="_5f_Paragraphe_20_énoncé_20_après_20_numéro_20_question"><text:span text:style-name="Character_5f_20_5f_style"><text:span text:style-name="T14">D</text:span></text:span><text:span text:style-name="Character_5f_20_5f_style"><text:span text:style-name="T19">ues</text:span></text:span><text:span text:style-name="Character_5f_20_5f_style"><text:span text:style-name="T14"> </text:span></text:span><text:span text:style-name="Character_5f_20_5f_style"><text:span text:style-name="T19">vegades</text:span></text:span><text:span text:style-name="Character_5f_20_5f_style"><text:span text:style-name="T14"> un </text:span></text:span><text:span text:style-name="Character_5f_20_5f_style"><text:span text:style-name="T19">novè</text:span></text:span><text:span text:style-name="Character_5f_20_5f_style"><text:span text:style-name="T14">: </text:span></text:span><text:span text:style-name="Character_5f_20_5f_style"><text:span text:style-name="T14"><draw:frame draw:style-name="fr3" draw:name="Object3" text:anchor-type="as-char" svg:y="-0.556cm" svg:width="1.275cm" svg:height="0.87cm" draw:z-index="4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9">Cin</text:span></text:span><text:span text:style-name="Character_5f_20_5f_style"><text:span text:style-name="T36">c</text:span></text:span><text:span text:style-name="Character_5f_20_5f_style"><text:span text:style-name="T29"> </text:span></text:span><text:span text:style-name="Character_5f_20_5f_style"><text:span text:style-name="T36">vegades</text:span></text:span><text:span text:style-name="Character_5f_20_5f_style"><text:span text:style-name="T29"> un </text:span></text:span><text:span text:style-name="Character_5f_20_5f_style"><text:span text:style-name="T36">vuitè</text:span></text:span><text:span text:style-name="Character_5f_20_5f_style"><text:span text:style-name="T29">: </text:span></text:span><text:span text:style-name="Character_5f_20_5f_style"><text:span text:style-name="T29"><draw:frame draw:style-name="fr3" draw:name="Object4" text:anchor-type="as-char" svg:y="-0.556cm" svg:width="1.275cm" svg:height="0.87cm" draw:z-index="4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9">La m</text:span></text:span><text:span text:style-name="Character_5f_20_5f_style"><text:span text:style-name="T36">eitat</text:span></text:span><text:span text:style-name="Character_5f_20_5f_style"><text:span text:style-name="T29"> d’onze: </text:span></text:span><text:span text:style-name="Character_5f_20_5f_style"><text:span text:style-name="T29"><draw:frame draw:style-name="fr3" draw:name="Object5" text:anchor-type="as-char" svg:y="-0.556cm" svg:width="1.275cm" svg:height="0.87cm" draw:z-index="4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36">Un</text:span></text:span><text:span text:style-name="Character_5f_20_5f_style"><text:span text:style-name="T29"> quart de set:</text:span></text:span><text:span text:style-name="Character_5f_20_5f_style"><text:span text:style-name="T52"> </text:span></text:span><text:span text:style-name="Character_5f_20_5f_style"><text:span text:style-name="T52"><draw:frame draw:style-name="fr3" draw:name="Object6" text:anchor-type="as-char" svg:y="-0.556cm" svg:width="1.275cm" svg:height="0.87cm" draw:z-index="4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36">Un</text:span></text:span><text:span text:style-name="Character_5f_20_5f_style"><text:span text:style-name="T29"> cinquè de tre</text:span></text:span><text:span text:style-name="Character_5f_20_5f_style"><text:span text:style-name="T36">t</text:span></text:span><text:span text:style-name="Character_5f_20_5f_style"><text:span text:style-name="T29">ze: </text:span></text:span><text:span text:style-name="Character_5f_20_5f_style"><text:span text:style-name="T29"><draw:frame draw:style-name="fr3" draw:name="Object7" text:anchor-type="as-char" svg:y="-0.556cm" svg:width="1.275cm" svg:height="0.87cm" draw:z-index="4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5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7" fo:font-size="9pt" officeooo:rsid="0287c4f6" officeooo:paragraph-rsid="0287c4f6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ec296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officeooo:rsid="0284d6fc"/>
    </style:style>
    <style:style style:name="MT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2" style:family="text">
      <style:text-properties fo:font-variant="small-caps" officeooo:rsid="00990660"/>
    </style:style>
    <style:style style:name="MT13" style:family="text">
      <style:text-properties fo:font-variant="small-caps" officeooo:rsid="0054f64f"/>
    </style:style>
    <style:style style:name="MT14" style:family="text">
      <style:text-properties fo:font-variant="small-caps" officeooo:rsid="00b5d2d1"/>
    </style:style>
    <style:style style:name="MT15" style:family="text">
      <style:text-properties fo:font-variant="small-caps" officeooo:rsid="00b6801f"/>
    </style:style>
    <style:style style:name="MT16" style:family="text">
      <style:text-properties officeooo:rsid="002925a2"/>
    </style:style>
    <style:style style:name="MT17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10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11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17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5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6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7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56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13" draw:name="Shape3" draw:style-name="Mgr6" draw:text-style-name="MP6" svg:x1="13.16cm" svg:y1="0.355cm" svg:x2="20.496cm" svg:y2="0.36cm"><text:p/></draw:line><text:span text:style-name="MT3">Fractions</text:span> : <text:span text:style-name="MT3">Vocabulaire et sens</text:span></text:p>
      </style:header>
      <style:footer>
        <text:h text:style-name="MP12" text:outline-level="1"><text:span text:style-name="MT3">Fractions</text:span> : <text:span text:style-name="MT3">Vocabulaire et sens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line text:anchor-type="paragraph" draw:z-index="14" draw:name="Shape3_0" draw:style-name="Mgr6" draw:text-style-name="MP6" svg:x1="17.935cm" svg:y1="0.36cm" svg:x2="20.496cm" svg:y2="0.36cm"><text:p/></draw:line><draw:path text:anchor-type="paragraph" draw:z-index="16" draw:name="Shape1_0" draw:style-name="Mgr7" draw:text-style-name="MP11" svg:width="4.329cm" svg:height="1.734cm" svg:x="-1.8cm" svg:y="-8.985cm" svg:viewBox="0 0 4330 1735" svg:d="M0 1735l3984-223c209-12 363-130 345-265l-170-1247h-4159z"><text:p/></draw:path><text:s/>: </text:p>
      </style:header>
      <style:footer>
        <text:h text:style-name="MP14" text:outline-level="1"><text:s/>: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4">Chapitre N3 :</text:span> <text:span text:style-name="MT5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15" draw:name="Shape1_3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54" draw:name="Shape3_1" draw:style-name="Mgr6" draw:text-style-name="MP6" svg:x1="14.026cm" svg:y1="0.392cm" svg:x2="20.496cm" svg:y2="0.36cm"><text:p/></draw:line><text:span text:style-name="MT3">Frac</text:span><text:span text:style-name="MT6">c</text:span><text:span text:style-name="MT3">ions</text:span> : <text:span text:style-name="MT3">Vocabular</text:span><text:span text:style-name="MT6">i</text:span><text:span text:style-name="MT3"> </text:span><text:span text:style-name="MT6">i</text:span><text:span text:style-name="MT3"> s</text:span><text:span text:style-name="MT6">ignificat</text:span></text:p>
      </style:header>
      <style:footer>
        <text:p text:style-name="MP20"><draw:frame draw:style-name="Mfr1" draw:name="Frame7" text:anchor-type="paragraph" svg:y="-0.06cm" draw:z-index="8"><draw:text-box fo:min-height="0.499cm" fo:min-width="7.096cm"><draw:frame draw:style-name="Mfr2" draw:name="Frame8" text:anchor-type="frame" svg:x="0.45cm" svg:y="0.079cm" svg:width="0.817cm" draw:z-index="9"><draw:text-box fo:min-height="0.355cm"><text:p text:style-name="MP21"><draw:g text:anchor-type="paragraph" draw:z-index="0" draw:name="Shape4_5" draw:style-name="Mgr8"><draw:path draw:style-name="Mgr9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Comprendre les fraccions · N2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2" draw:name="Shape5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55" draw:name="Shape6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7"/></text:span></text:p>
      </style:header-left>
      <style:footer>
        <text:p text:style-name="MP29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1921307326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9">Calculer</text:span> : <text:span text:style-name="MT9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 : additionner et soustraire</text:span><text:span text:style-name="MT11"> </text:span></text:p></draw:text-box></draw:frame><draw:g text:anchor-type="paragraph" draw:z-index="2" draw:name="Shape4_3" draw:style-name="Mgr8"><draw:path draw:style-name="Mgr9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3" draw:name="Shape4_0" draw:style-name="Mgr8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0">Calculer</text:span><text:span text:style-name="MT11"> : </text:span><text:span text:style-name="MT10">additionner et soustraire</text:span></text:p></draw:text-box></draw:frame><draw:g text:anchor-type="paragraph" draw:z-index="4" draw:name="Shape4_4" draw:style-name="Mgr8"><draw:path draw:style-name="Mgr9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2">Géométrie plane</text:span><text:span text:style-name="MT13"> : </text:span><text:span text:style-name="MT14">Parallèles, perpendiculaires,<text:line-break/> </text:span><text:span text:style-name="MT15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1" draw:name="Shape4" draw:style-name="Mgr8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6">espace</text:span> • <text:span text:style-name="MT17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7T07:09:18.291093663</meta:creation-date>
    <meta:editing-duration>P2DT13H19M19S</meta:editing-duration>
    <meta:editing-cycles>257</meta:editing-cycles>
    <meta:generator>LibreOffice/7.3.7.2$MacOSX_X86_64 LibreOffice_project/e114eadc50a9ff8d8c8a0567d6da8f454beeb84f</meta:generator>
    <dc:date>2024-08-25T10:33:20.831895000</dc:date>
    <meta:document-statistic meta:table-count="2" meta:image-count="0" meta:object-count="35" meta:page-count="1" meta:paragraph-count="86" meta:word-count="486" meta:character-count="2686" meta:non-whitespace-character-count="2127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0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1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9/content.xml><?xml version="1.0" encoding="utf-8"?>
<math xmlns="http://www.w3.org/1998/Math/MathML" display="block">
  <semantics>
    <mstyle mathsize="10pt">
      <mfrac>
        <mn>89</mn>
        <mn>9</mn>
      </mfrac>
    </mstyle>
    <annotation encoding="StarMath 5.0"> size 10 {{89}  over {9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31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 size 10 {{5}  over {7} 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 size 10 {{6}  over {9} }</annotation>
  </semantics>
</math>
</file>

<file path=Object 33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 size 10 {{5}  over {8} }</annotation>
  </semantics>
</math>
</file>

<file path=Object 3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5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6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8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 size 10 {{1}  over {2} }</annotation>
  </semantics>
</math>
</file>

<file path=Object 39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 size 10 {{1}  over {4} }</annotation>
  </semantics>
</math>
</file>

<file path=Object 4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8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0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5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6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7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8/content.xml><?xml version="1.0" encoding="utf-8"?>
<math xmlns="http://www.w3.org/1998/Math/MathML" display="block">
  <semantics>
    <mstyle mathsize="10pt">
      <mfrac>
        <mn>10</mn>
        <mn>95</mn>
      </mfrac>
    </mstyle>
    <annotation encoding="StarMath 5.0"> size 10 {{10}  over {95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